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2170b" officeooo:paragraph-rsid="0012170b"/>
    </style:style>
    <style:style style:name="P2" style:family="paragraph" style:parent-style-name="Standard">
      <style:text-properties officeooo:rsid="0016f541" officeooo:paragraph-rsid="0016f541"/>
    </style:style>
    <style:style style:name="P3" style:family="paragraph" style:parent-style-name="Standard">
      <style:text-properties officeooo:rsid="00181124" officeooo:paragraph-rsid="00181124"/>
    </style:style>
    <style:style style:name="T1" style:family="text">
      <style:text-properties officeooo:rsid="0015d388"/>
    </style:style>
    <style:style style:name="T2" style:family="text">
      <style:text-properties officeooo:rsid="0016f5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gree. Porn is rotting my brain. so. The rotting right. Let me define that for you. it makes me a cuck. Id rather be the one in the corner watching 2 people have sex rather than be a participator. It makes me sexualize everyone. Bending over on all fours. Sexualizing how they walk. Their speech. I don’t enjoy it. The plots of most of the scenes are complete fantasie. ALSO. When I don’t use porn to masturbate.</text:p>
      <text:p text:style-name="P1"/>
      <text:p text:style-name="P1">Using my imagination. I imagine various situations with my cousin and niece. Along side that I imagine any one of my <text:span text:style-name="T1">thousands</text:span> of former abusers use me in consesnual and non <text:span text:style-name="T2">c</text:span>onsenual ways. </text:p>
      <text:p text:style-name="P1"/>
      <text:p text:style-name="P2">Both get me off. Tbh neither of them are particualry healthy. I shouldn’t be thinking about my family in sexual ways. Thinking about my abusers definetly isnt healthy. Regardless. As it stand right now. Those are my fantasies. Everything else is purly inspired by porn. </text:p>
      <text:p text:style-name="P2"/>
      <text:p text:style-name="P3">I think im done. I ned a clean start. Ive been an addict for nearly 10 years. I think im okay with masturbating. Using porn to stimulate the masturbation im not okay with. </text:p>
      <text:p text:style-name="P3"/>
      <text:p text:style-name="P3">I looked inot sex toys not too long ago. Last night I looked into them again. They are expensive tbh. But exsiting looking. Heres the promise. If I can prove to myself I have quit porn ill buy the toys. </text:p>
      <text:p text:style-name="P3"/>
      <text:p text:style-name="P3">I feel the urge to masturbate. Well, its here. The porn urge. Iw want to look at some of my faviorte porn searches. The toys made me horny which is fine. But its the fact that I don’t want to mastubate without the porn. </text:p>
      <text:p text:style-name="P3"/>
      <text:p text:style-name="P3">What do I do? </text:p>
      <text:p text:style-name="P3"/>
      <text:p text:style-name="P3"/>
      <text:p text:style-name="P3">I think you know the answer already but if your’re looking for my approval. Go for it. You need to stop. Just don’t. You already knew this so why the ask?</text:p>
      <text:p text:style-name="P3"/>
      <text:p text:style-name="P3">I cant thats why. Im struggling very much right now. Im al;so havig a crisis o <text:s/>the phoine sit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4T10:40:49.757626593</meta:creation-date>
    <dc:date>2023-12-24T11:37:10.088656897</dc:date>
    <meta:editing-duration>PT56M19S</meta:editing-duration>
    <meta:editing-cycles>5</meta:editing-cycles>
    <meta:generator>LibreOffice/7.5.9.2$Linux_X86_64 LibreOffice_project/50$Build-2</meta:generator>
    <meta:document-statistic meta:table-count="0" meta:image-count="0" meta:object-count="0" meta:page-count="1" meta:paragraph-count="9" meta:word-count="327" meta:character-count="1732" meta:non-whitespace-character-count="1407"/>
  </office:meta>
</office:document-meta>
</file>